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1.52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ro3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23T10:20:46.12">
            <text:p>0723 <text:s/>1020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23T10:20:46.12">
            <text:p>0723 <text:s/>1020</text:p>
          </table:table-cell>
          <table:table-cell table:style-name="ce8" table:formula="of:=NOW()" office:value-type="date" office:date-value="2022-07-23T10:20:46.12">
            <text:p>0723 <text:s/>1020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23T10:20:46.12">
            <text:p>0723 <text:s/>1020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23T10:20:46.12">
            <text:p>0723 <text:s/>1020</text:p>
          </table:table-cell>
          <table:table-cell table:style-name="ce8" table:formula="of:=NOW()" office:value-type="date" office:date-value="2022-07-23T10:20:46.12">
            <text:p>0723 <text:s/>1020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кт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23T10:20:46.48">
            <text:p>2022/7/23 10:20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3">2022/07/23</text:date>, <text:time>10:2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23T10:20:45.75</dc:date>
    <dc:creator>iwabuchi ken</dc:creator>
    <meta:editing-duration>P18DT17H52M29S</meta:editing-duration>
    <meta:editing-cycles>2596</meta:editing-cycles>
    <meta:generator>OpenOffice/4.1.3$Win32 OpenOffice.org_project/413m1$Build-9783</meta:generator>
    <meta:document-statistic meta:table-count="2" meta:cell-count="900" meta:object-count="0"/>
  </office:meta>
</office:document-meta>
</file>